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5" style:family="paragraph" style:parent-style-name="Standard">
      <style:text-properties fo:font-size="15pt" style:text-underline-style="solid" style:text-underline-width="auto" style:text-underline-color="font-color" style:font-size-asian="10.5pt" style:font-weight-asian="normal" style:font-size-complex="12pt"/>
    </style:style>
    <style:style style:name="P6" style:family="paragraph" style:parent-style-name="Standard">
      <style:text-properties fo:font-size="15pt" fo:font-style="italic" style:text-underline-style="solid" style:text-underline-width="auto" style:text-underline-color="font-color" style:font-size-asian="10.5pt" style:font-style-asian="italic" style:font-weight-asian="normal" style:font-size-complex="12pt" style:font-style-complex="italic"/>
    </style:style>
    <style:style style:name="P7" style:family="paragraph" style:parent-style-name="Standard">
      <style:text-properties fo:font-size="12pt" style:text-underline-style="none" style:font-size-asian="10.5pt" style:font-size-complex="12pt"/>
    </style:style>
    <style:style style:name="P8" style:family="paragraph" style:parent-style-name="Standard" style:list-style-name="L1">
      <style:text-properties fo:font-size="12pt" style:text-underline-style="none" style:font-size-asian="10.5pt" style:font-size-complex="12pt"/>
    </style:style>
    <style:style style:name="T1" style:family="text">
      <style:text-properties fo:font-size="12pt" style:text-underline-style="none"/>
    </style:style>
    <style:style style:name="T2" style:family="text">
      <style:text-properties style:text-position="super 58%" fo:font-size="12pt" style:text-underline-style="none"/>
    </style:style>
    <style:style style:name="T3" style:family="text">
      <style:text-properties style:text-position="super 58%" fo:font-size="12pt" style:text-underline-style="none" fo:font-weight="bold" style:font-weight-complex="bold"/>
    </style:style>
    <style:style style:name="T4" style:family="text">
      <style:text-properties style:text-position="0% 100%" fo:font-size="12pt" style:text-underline-style="none"/>
    </style:style>
    <style:style style:name="T5" style:family="text">
      <style:text-properties style:text-position="0% 100%" fo:font-size="12pt" style:text-underline-style="none" fo:font-weight="bold" style:font-weight-asian="bold" style:font-weight-complex="bold"/>
    </style:style>
    <style:style style:name="T6" style:family="text">
      <style:text-properties style:text-position="0% 100%" fo:font-size="12pt" fo:font-style="italic" style:text-underline-style="none" style:font-style-asian="italic" style:font-style-complex="italic"/>
    </style:style>
    <style:style style:name="T7" style:family="text">
      <style:text-properties style:text-position="0% 100%" fo:font-size="12pt" fo:font-style="normal" style:text-underline-style="none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terature Notes</text:p>
      <text:p text:style-name="P1"/>
      <text:p text:style-name="P3">Conceptualizing Route Representations</text:p>
      <text:p text:style-name="P4">Incremental route generation</text:p>
      <text:list xml:id="list520331512" text:style-name="L1">
        <text:list-header>
          <text:p text:style-name="P8">Referential networks – Models dynamic linguistic process</text:p>
        </text:list-header>
        <text:list-item>
          <text:p text:style-name="P8">Preprocessed data fed to conceptual representation </text:p>
          <text:p text:style-name="P8">Route segments incrementally provided + Moving dot stream representation</text:p>
        </text:list-item>
        <text:list-item>
          <text:p text:style-name="P8">Selection of elements of the route to eb verbalized</text:p>
        </text:list-item>
        <text:list-item>
          <text:p text:style-name="P8">Preverbal message generation</text:p>
        </text:list-item>
      </text:list>
      <text:p text:style-name="P7"/>
      <text:p text:style-name="P5">Wayfinding Choremes</text:p>
      <text:p text:style-name="P5"><text:span text:style-name="T1">Directions - Half left (135*), Sharp left (225*)</text:span></text:p>
      <text:p text:style-name="P5"><text:span text:style-name="T1">“SSL”(StraightStraightLeft) – Turn left at third intersection</text:span></text:p>
      <text:p text:style-name="P5"><text:span text:style-name="T1">SS......S</text:span><text:span text:style-name="T5">L</text:span><text:span text:style-name="T3">T</text:span><text:span text:style-name="T1"> – Keep driving straight until the end of the road and then turn Left</text:span></text:p>
      <text:p text:style-name="P5"><text:span text:style-name="T1"/></text:p>
      <text:p text:style-name="P5"><text:span text:style-name="T1">In route directions, a wayfinder additionally needs to know until which point a</text:span></text:p>
      <text:p text:style-name="P5"><text:span text:style-name="T1">linear landmark can guide the movement pattern, i.e., how long a linear landmark</text:span></text:p>
      <text:p text:style-name="P5"><text:span text:style-name="T1">(a landmark that can be referred to as along landmark) is to be followed.</text:span></text:p>
      <text:p text:style-name="P5"><text:span text:style-name="T1">Example: Follow the rail tracks until you reach a roundabout. (chunk 9–12 Fig. 1)</text:span></text:p>
      <text:p text:style-name="P5"><text:span text:style-name="T1">Example: Follow the tracks until they end</text:span></text:p>
      <text:p text:style-name="P5"><text:span text:style-name="T1"/></text:p>
      <text:p text:style-name="P5"><text:span text:style-name="T1">Extending to landmarks</text:span></text:p>
      <text:p text:style-name="P5"><text:span text:style-name="T4">L</text:span><text:span text:style-name="T2">Q –</text:span><text:span text:style-name="T4"> Turn left at landmark Q</text:span></text:p>
      <text:p text:style-name="P5"><text:span text:style-name="T4"/></text:p>
      <text:p text:style-name="P5"><text:span text:style-name="T4">Chunking landmarks types: - Landmarks located along the route can be used to chunk specific parts <text:tab/><text:tab/><text:tab/><text:tab/>of a route.</text:span></text:p>
      <text:p text:style-name="P5"><text:span text:style-name="T4">1] Street intersections with unusual features (T, 5-way... )<text:line-break/>e.g.Turn right at the T</text:span></text:p>
      <text:p text:style-name="P5"><text:span text:style-name="T4"/></text:p>
      <text:p text:style-name="P5"><text:span text:style-name="T4">2] Point like landmarks</text:span></text:p>
      <text:p text:style-name="P5"><text:span text:style-name="T4">If sites are located a at a specific spot along the route</text:span></text:p>
      <text:p text:style-name="P5"><text:span text:style-name="T4">e.g.Turn left at the landmark</text:span></text:p>
      <text:p text:style-name="P5"><text:span text:style-name="T4"/></text:p>
      <text:p text:style-name="P5"><text:span text:style-name="T4">3] Linear landmarks</text:span></text:p>
      <text:p text:style-name="P5"><text:span text:style-name="T4">Sites spread along the route. Mentioned by </text:span><text:span text:style-name="T6">follow until </text:span><text:span text:style-name="T7">phrases.</text:span></text:p>
      <text:p text:style-name="P6"><text:span text:style-name="T4">Can be identified if consecutive dPs use the same landmark</text:span></text:p>
      <text:p text:style-name="P5"><text:span text:style-name="T7">e.g.Follow the tracks until they end</text:span></text:p>
      <text:p text:style-name="P5"><text:span text:style-name="T7"/></text:p>
      <text:p text:style-name="P5"><text:span text:style-name="T7">4] Area like landmarks</text:span></text:p>
      <text:p text:style-name="P5"><text:span text:style-name="T7">Same like linear but area like characteristics</text:span></text:p>
      <text:p text:style-name="P5"><text:span text:style-name="T7">Usage of verbal messages are different</text:span></text:p>
      <text:p text:style-name="P5"><text:span text:style-name="T7">e.g Drive around the LHC till the Cro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baz Khan</meta:initial-creator>
    <meta:creation-date>2013-09-23T00:36:39</meta:creation-date>
    <dc:date>2013-09-23T10:44:55</dc:date>
    <dc:creator>Arbaz Khan</dc:creator>
    <meta:editing-duration>PT5H18M5S</meta:editing-duration>
    <meta:editing-cycles>8</meta:editing-cycles>
    <meta:generator>LibreOffice/3.5$Linux_x86 LibreOffice_project/350m1$Build-2</meta:generator>
    <meta:document-statistic meta:table-count="0" meta:image-count="0" meta:object-count="0" meta:page-count="1" meta:paragraph-count="32" meta:word-count="256" meta:character-count="1460" meta:non-whitespace-character-count="1359"/>
  </office:meta>
</office:document-meta>
</file>